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solid" svg:stroke-width="0.102cm" svg:stroke-color="#000000" draw:marker-start-width="0.279cm" draw:marker-end-width="0.279cm" draw:stroke-linejoin="round" svg:stroke-linecap="round" draw:fill="none" fo:padding-top="0.05cm" fo:padding-bottom="0.05cm" fo:padding-left="0.05cm" fo:padding-right="0.05cm"/>
    </style:style>
    <style:style style:name="gr2" style:family="graphic" style:parent-style-name="standard">
      <style:graphic-properties draw:stroke="solid" svg:stroke-width="0.102cm" svg:stroke-color="#ff0000" draw:marker-start-width="0.279cm" draw:marker-end-width="0.279cm" draw:stroke-linejoin="round" svg:stroke-linecap="round" draw:fill="solid" draw:fill-color="#ff0000" fo:padding-top="0.05cm" fo:padding-bottom="0.05cm" fo:padding-left="0.05cm" fo:padding-right="0.05cm"/>
    </style:style>
    <style:style style:name="gr3" style:family="graphic" style:parent-style-name="standard">
      <style:graphic-properties draw:stroke="solid" svg:stroke-width="0.004cm" svg:stroke-color="#000000" draw:stroke-linejoin="round" svg:stroke-linecap="round" draw:fill="none" fo:padding-top="0.002cm" fo:padding-bottom="0.002cm" fo:padding-left="0.002cm" fo:padding-right="0.002cm"/>
    </style:style>
    <style:style style:name="P1" style:family="paragraph">
      <loext:graphic-properties draw:fill="none"/>
    </style:style>
    <style:style style:name="P2" style:family="paragraph">
      <loext:graphic-properties draw:fill="solid" draw:fill-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3.331cm" svg:height="2.819cm" svg:x="10.686cm" svg:y="8.461cm" svg:viewBox="0 0 3332 2820" draw:points="3332,2820 2329,2820 2329,2655 2414,2655 2477,2646 2537,2621 2592,2579 2630,2528 2655,2469 2664,2405 2664,715 1664,2219 669,715 669,2405 677,2469 698,2528 741,2579 791,2621 851,2646 914,2655 1000,2655 1000,2820 0,2820 0,2655 84,2655 148,2646 207,2621 258,2579 300,2528 326,2469 334,2405 334,0 669,0 1664,1643 2664,0 2998,0 2998,2405 3006,2469 3032,2528 3070,2579 3121,2621 3180,2646 3248,2655 3332,2655">
          <text:p/>
        </draw:polygon>
        <draw:polygon draw:style-name="gr1" draw:text-style-name="P1" draw:layer="layout" svg:width="0.635cm" svg:height="0.635cm" svg:x="14.686cm" svg:y="8.461cm" svg:viewBox="0 0 636 636" draw:points="636,318 632,246 607,178 569,119 518,67 458,29 391,8 319,0 251,8 182,29 123,67 72,119 34,178 9,246 0,318 9,386 34,454 72,513 123,564 182,602 251,627 319,636 391,627 458,602 518,564 569,513 607,454 632,386">
          <text:p/>
        </draw:polygon>
        <draw:polygon draw:style-name="gr2" draw:text-style-name="P2" draw:layer="layout" svg:width="0.25cm" svg:height="0.25cm" svg:x="14.881cm" svg:y="8.651cm" svg:viewBox="0 0 251 251" draw:points="251,127 242,89 225,51 200,25 161,9 123,0 85,9 51,25 25,51 4,89 0,127 4,165 25,200 51,225 85,247 123,251 161,247 200,225 225,200 242,165">
          <text:p/>
        </draw:polygon>
        <draw:polygon draw:style-name="gr1" draw:text-style-name="P1" draw:layer="layout" svg:width="1.004cm" svg:height="2.036cm" svg:x="14.504cm" svg:y="9.244cm" svg:viewBox="0 0 1005 2037" draw:points="670,0 670,1642 683,1706 712,1757 751,1803 801,1841 861,1862 920,1871 1005,1871 1005,2037 0,2037 0,1871 86,1871 149,1862 204,1841 255,1803 293,1757 323,1706 336,1642 336,0">
          <text:p/>
        </draw:polygon>
        <draw:line draw:style-name="gr1" draw:text-style-name="P1" draw:layer="layout" svg:x1="10.195cm" svg:y1="11.301cm" svg:x2="10.195cm" svg:y2="11.631cm">
          <text:p/>
        </draw:line>
        <draw:polyline draw:style-name="gr1" draw:text-style-name="P1" draw:layer="layout" svg:width="0.093cm" svg:height="0.098cm" svg:x="10.102cm" svg:y="11.631cm" svg:viewBox="0 0 94 99" draw:points="0,99 38,90 67,69 89,34 94,0">
          <text:p/>
        </draw:polyline>
        <draw:polyline draw:style-name="gr1" draw:text-style-name="P1" draw:layer="layout" svg:width="0.369cm" svg:height="0.347cm" svg:x="9.733cm" svg:y="11.382cm" svg:viewBox="0 0 370 348" draw:points="0,0 9,80 35,156 82,224 141,280 213,322 289,343 370,348">
          <text:p/>
        </draw:polyline>
        <draw:polyline draw:style-name="gr1" draw:text-style-name="P1" draw:layer="layout" svg:width="2.315cm" svg:height="2.375cm" svg:x="7.418cm" svg:y="11.28cm" svg:viewBox="0 0 2316 2376" draw:points="2316,102 2316,0 2100,51 1893,119 1686,203 1491,301 1300,415 1122,542 953,682 792,834 643,995 508,1168 389,1355 279,1545 186,1744 110,1953 46,2164 0,2376 38,2376">
          <text:p/>
        </draw:polyline>
        <draw:polyline draw:style-name="gr1" draw:text-style-name="P1" draw:layer="layout" svg:width="0.347cm" svg:height="0.372cm" svg:x="7.456cm" svg:y="13.655cm" svg:viewBox="0 0 348 373" draw:points="348,373 344,292 322,216 280,144 225,85 157,38 81,13 0,0">
          <text:p/>
        </draw:polyline>
        <draw:polyline draw:style-name="gr1" draw:text-style-name="P1" draw:layer="layout" svg:width="0.097cm" svg:height="0.094cm" svg:x="7.706cm" svg:y="14.027cm" svg:viewBox="0 0 98 95" draw:points="0,95 39,90 68,69 89,39 98,0">
          <text:p/>
        </draw:polyline>
        <draw:line draw:style-name="gr1" draw:text-style-name="P1" draw:layer="layout" svg:x1="7.706cm" svg:y1="14.121cm" svg:x2="4.221cm" svg:y2="14.121cm">
          <text:p/>
        </draw:line>
        <draw:polyline draw:style-name="gr1" draw:text-style-name="P1" draw:layer="layout" svg:width="0.097cm" svg:height="0.094cm" svg:x="4.124cm" svg:y="14.027cm" svg:viewBox="0 0 98 95" draw:points="0,0 9,39 30,69 64,90 98,95">
          <text:p/>
        </draw:polyline>
        <draw:polyline draw:style-name="gr1" draw:text-style-name="P1" draw:layer="layout" svg:width="0.347cm" svg:height="0.372cm" svg:x="4.124cm" svg:y="13.655cm" svg:viewBox="0 0 348 373" draw:points="348,0 268,13 191,38 123,85 68,144 26,216 4,292 0,373">
          <text:p/>
        </draw:polyline>
        <draw:line draw:style-name="gr1" draw:text-style-name="P1" draw:layer="layout" svg:x1="4.471cm" svg:y1="13.655cm" svg:x2="4.573cm" svg:y2="13.655cm">
          <text:p/>
        </draw:line>
        <draw:polyline draw:style-name="gr1" draw:text-style-name="P1" draw:layer="layout" svg:width="5.16cm" svg:height="5.156cm" svg:x="4.573cm" svg:y="8.499cm" svg:viewBox="0 0 5161 5157" draw:points="5161,0 4856,34 4556,80 4255,148 3963,228 3675,326 3392,440 3111,567 2845,711 2582,868 2328,1041 2087,1223 1854,1422 1634,1634 1422,1854 1228,2087 1041,2328 872,2582 711,2844 571,3111 440,3391 330,3674 228,3962 148,4254 85,4556 34,4856 0,5157">
          <text:p/>
        </draw:polyline>
        <draw:line draw:style-name="gr1" draw:text-style-name="P1" draw:layer="layout" svg:x1="9.733cm" svg:y1="8.499cm" svg:x2="9.733cm" svg:y2="8.397cm">
          <text:p/>
        </draw:line>
        <draw:polyline draw:style-name="gr1" draw:text-style-name="P1" draw:layer="layout" svg:width="0.369cm" svg:height="0.347cm" svg:x="9.733cm" svg:y="8.05cm" svg:viewBox="0 0 370 348" draw:points="370,0 289,4 213,25 141,68 82,124 35,191 9,268 0,348">
          <text:p/>
        </draw:polyline>
        <draw:polyline draw:style-name="gr1" draw:text-style-name="P1" draw:layer="layout" svg:width="0.093cm" svg:height="0.097cm" svg:x="10.102cm" svg:y="8.05cm" svg:viewBox="0 0 94 98" draw:points="94,98 89,64 67,30 38,8 0,0">
          <text:p/>
        </draw:polyline>
        <draw:line draw:style-name="gr1" draw:text-style-name="P1" draw:layer="layout" svg:x1="10.195cm" svg:y1="8.147cm" svg:x2="10.195cm" svg:y2="11.301cm">
          <text:p/>
        </draw:line>
        <draw:line draw:style-name="gr1" draw:text-style-name="P1" draw:layer="layout" svg:x1="18.395cm" svg:y1="8.439cm" svg:x2="18.395cm" svg:y2="8.109cm">
          <text:p/>
        </draw:line>
        <draw:polyline draw:style-name="gr1" draw:text-style-name="P1" draw:layer="layout" svg:width="0.097cm" svg:height="0.097cm" svg:x="18.395cm" svg:y="8.012cm" svg:viewBox="0 0 98 98" draw:points="98,0 59,8 29,29 8,59 0,98">
          <text:p/>
        </draw:polyline>
        <draw:polyline draw:style-name="gr1" draw:text-style-name="P1" draw:layer="layout" svg:width="0.368cm" svg:height="0.347cm" svg:x="18.492cm" svg:y="8.012cm" svg:viewBox="0 0 369 348" draw:points="369,348 361,268 331,191 289,123 230,68 158,25 80,4 0,0">
          <text:p/>
        </draw:polyline>
        <draw:polyline draw:style-name="gr1" draw:text-style-name="P1" draw:layer="layout" svg:width="2.316cm" svg:height="2.38cm" svg:x="18.86cm" svg:y="6.081cm" svg:viewBox="0 0 2317 2381" draw:points="0,2279 0,2381 216,2326 424,2258 627,2176 827,2075 1017,1965 1195,1838 1364,1698 1525,1546 1674,1385 1809,1211 1928,1025 2038,834 2131,635 2207,428 2270,216 2317,0 2279,0">
          <text:p/>
        </draw:polyline>
        <draw:polyline draw:style-name="gr1" draw:text-style-name="P1" draw:layer="layout" svg:width="0.351cm" svg:height="0.368cm" svg:x="20.787cm" svg:y="5.713cm" svg:viewBox="0 0 352 369" draw:points="0,0 4,81 29,157 67,229 128,288 195,335 271,361 352,369">
          <text:p/>
        </draw:polyline>
        <draw:polyline draw:style-name="gr1" draw:text-style-name="P1" draw:layer="layout" svg:width="0.101cm" svg:height="0.093cm" svg:x="20.787cm" svg:y="5.62cm" svg:viewBox="0 0 102 94" draw:points="102,0 63,4 33,26 12,56 0,94">
          <text:p/>
        </draw:polyline>
        <draw:line draw:style-name="gr1" draw:text-style-name="P1" draw:layer="layout" svg:x1="20.888cm" svg:y1="5.62cm" svg:x2="24.368cm" svg:y2="5.62cm">
          <text:p/>
        </draw:line>
        <draw:polyline draw:style-name="gr1" draw:text-style-name="P1" draw:layer="layout" svg:width="0.102cm" svg:height="0.093cm" svg:x="24.368cm" svg:y="5.62cm" svg:viewBox="0 0 103 94" draw:points="103,94 94,56 73,26 39,4 0,0">
          <text:p/>
        </draw:polyline>
        <draw:polyline draw:style-name="gr1" draw:text-style-name="P1" draw:layer="layout" svg:width="0.348cm" svg:height="0.368cm" svg:x="24.122cm" svg:y="5.713cm" svg:viewBox="0 0 349 369" draw:points="0,369 81,361 157,335 225,288 280,229 318,157 344,81 349,0">
          <text:p/>
        </draw:polyline>
        <draw:line draw:style-name="gr1" draw:text-style-name="P1" draw:layer="layout" svg:x1="24.122cm" svg:y1="6.081cm" svg:x2="24.021cm" svg:y2="6.081cm">
          <text:p/>
        </draw:line>
        <draw:polyline draw:style-name="gr1" draw:text-style-name="P1" draw:layer="layout" svg:width="5.161cm" svg:height="5.161cm" svg:x="18.86cm" svg:y="6.081cm" svg:viewBox="0 0 5162 5162" draw:points="0,5162 305,5128 606,5077 902,5014 1198,4933 1486,4836 1770,4722 2045,4590 2316,4451 2578,4294 2828,4120 3074,3934 3307,3739 3527,3528 3738,3308 3933,3075 4119,2834 4289,2580 4451,2317 4590,2050 4722,1771 4832,1486 4929,1198 5014,906 5077,606 5128,305 5162,0">
          <text:p/>
        </draw:polyline>
        <draw:line draw:style-name="gr1" draw:text-style-name="P1" draw:layer="layout" svg:x1="18.86cm" svg:y1="11.242cm" svg:x2="18.86cm" svg:y2="11.343cm">
          <text:p/>
        </draw:line>
        <draw:polyline draw:style-name="gr1" draw:text-style-name="P1" draw:layer="layout" svg:width="0.368cm" svg:height="0.348cm" svg:x="18.492cm" svg:y="11.343cm" svg:viewBox="0 0 369 349" draw:points="0,349 80,344 158,323 230,280 289,225 331,157 361,81 369,0">
          <text:p/>
        </draw:polyline>
        <draw:polyline draw:style-name="gr1" draw:text-style-name="P1" draw:layer="layout" svg:width="0.097cm" svg:height="0.098cm" svg:x="18.395cm" svg:y="11.593cm" svg:viewBox="0 0 98 99" draw:points="0,0 8,34 29,68 59,89 98,99">
          <text:p/>
        </draw:polyline>
        <draw:line draw:style-name="gr1" draw:text-style-name="P1" draw:layer="layout" svg:x1="18.395cm" svg:y1="11.593cm" svg:x2="18.395cm" svg:y2="8.439cm">
          <text:p/>
        </draw:line>
        <draw:g>
          <draw:path draw:style-name="gr1" draw:text-style-name="P1" draw:layer="layout" svg:width="0.796cm" svg:height="0.8cm" svg:x="16.663cm" svg:y="8.723cm" svg:viewBox="0 0 797 801" svg:d="M547 0c-182 0-365 0-547 0 0 267 0 534 0 801 182 0 365 0 547 0 21-3 43-5 64-8 20-9 39-17 59-26 18-13 37-25 55-38 13-17 25-34 38-51 9-21 17-42 26-63 3-21 5-43 8-64 0-100 0-201 0-301-3-23-5-45-8-68-9-20-17-39-26-59-13-17-25-34-38-51-18-13-37-25-55-38-20-8-39-17-59-25-21-3-43-6-64-9z">
            <text:p/>
          </draw:path>
          <draw:path draw:style-name="gr1" draw:text-style-name="P1" draw:layer="layout" svg:width="1.414cm" svg:height="2.819cm" svg:x="15.994cm" svg:y="8.461cm" svg:viewBox="0 0 1415 2820" svg:d="M1005 2655c0 55 0 110 0 165-335 0-670 0-1005 0 0-55 0-110 0-165 28 0 57 0 85 0 20-3 39-6 59-9 20-7 40-14 60-21 17-13 33-25 50-38 13-15 26-31 39-46 10-17 20-34 30-51 4-21 9-43 13-64 0-809 0-1617 0-2426 360 0 719 0 1079 0">
            <text:p/>
          </draw:path>
          <draw:path draw:style-name="gr1" draw:text-style-name="P1" draw:layer="layout" svg:width="0.5cm" svg:height="0.495cm" svg:x="17.408cm" svg:y="8.461cm" svg:viewBox="0 0 501 496" svg:d="M501 496c-3-28-6-57-9-85-7-28-14-56-21-84-13-26-25-51-38-77-17-24-34-49-51-73-20-21-39-42-59-63-24-17-49-34-73-51-27-11-53-23-80-34-27-8-54-17-81-25-30-1-59-3-89-4">
            <text:p/>
          </draw:path>
          <draw:path draw:style-name="gr1" draw:text-style-name="P1" draw:layer="layout" svg:width="0.363cm" svg:height="0cm" draw:transform="rotate (-1.5707963267949) translate (17.908cm 8.956cm)" svg:viewBox="0 0 364 0" svg:d="M0 0c121 0 243 0 364 0">
            <text:p/>
          </draw:path>
          <draw:path draw:style-name="gr1" draw:text-style-name="P1" draw:layer="layout" svg:width="0.5cm" svg:height="0.499cm" svg:x="17.408cm" svg:y="9.32cm" svg:viewBox="0 0 501 500" svg:d="M0 500c30-3 59-5 89-8 27-7 54-14 81-21 27-13 53-25 80-38 24-16 49-32 73-48 20-21 39-42 59-63 17-24 34-48 51-72 13-25 25-51 38-76 7-28 14-57 21-85 3-30 6-59 9-89">
            <text:p/>
          </draw:path>
          <draw:path draw:style-name="gr1" draw:text-style-name="P1" draw:layer="layout" svg:width="0.745cm" svg:height="1.296cm" svg:x="16.663cm" svg:y="9.819cm" svg:viewBox="0 0 746 1297" svg:d="M746 0c-249 0-497 0-746 0 0 356 0 711 0 1067 4 21 9 43 13 64 10 17 20 34 30 51 13 16 25 31 38 47 17 13 34 25 51 38 19 7 37 14 56 21 21 3 42 6 63 9 28 0 57 0 85 0">
            <text:p/>
          </draw:path>
        </draw:g>
        <draw:polygon draw:style-name="gr3" draw:text-style-name="P1" draw:layer="layout" svg:width="21.336cm" svg:height="16.256cm" svg:x="3.62cm" svg:y="2.348cm" svg:viewBox="0 0 21337 16257" draw:points="21337,16257 21337,0 0,0 0,16257">
          <text:p/>
        </draw:polygon>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2.3cm" fo:margin-bottom="1cm" fo:margin-left="3.6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3-01-24T14:45:59.302034893</dc:date>
    <meta:editing-duration>PT45M19S</meta:editing-duration>
    <meta:editing-cycles>1</meta:editing-cycles>
    <meta:document-statistic meta:object-count="42"/>
    <meta:generator>LibreOffice/7.3.7.2$Linux_X86_64 LibreOffice_project/30$Build-2</meta:generator>
  </office:meta>
</office:document-meta>
</file>